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3-2">
            <text:p>UL-163-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70.0">
            <text:p>637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93">
            <text:p>UL-39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50.0">
            <text:p>475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92">
            <text:p>UL-39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30.0">
            <text:p>473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553">
            <text:p>GSC-1553</text:p>
          </table:table-cell>
          <table:table-cell office:value-type="float" office:value="46.88">
            <text:p>46.88</text:p>
          </table:table-cell>
          <table:table-cell office:value-type="float" office:value="-71.27">
            <text:p>-71.27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4">
            <text:p>UL-16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580.0">
            <text:p>658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297">
            <text:p>UL-29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60.0">
            <text:p>626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5">
            <text:p>UL-16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590.0">
            <text:p>659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6">
            <text:p>UL-16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70.0">
            <text:p>61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7">
            <text:p>UL-16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50.0">
            <text:p>615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9">
            <text:p>UL-169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70.0">
            <text:p>61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799">
            <text:p>GSC-4799</text:p>
          </table:table-cell>
          <table:table-cell office:value-type="float" office:value="46.76">
            <text:p>46.76</text:p>
          </table:table-cell>
          <table:table-cell office:value-type="float" office:value="-72.01">
            <text:p>-72.01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6051">
            <text:p>GSC-6051</text:p>
          </table:table-cell>
          <table:table-cell office:value-type="float" office:value="46.65">
            <text:p>46.65</text:p>
          </table:table-cell>
          <table:table-cell office:value-type="float" office:value="-71.94">
            <text:p>-71.94</text:p>
          </table:table-cell>
          <table:table-cell office:value-type="float" office:value="11700.0">
            <text:p>117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50.0">
            <text:p>15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996">
            <text:p>GSC-4996</text:p>
          </table:table-cell>
          <table:table-cell office:value-type="float" office:value="46.64">
            <text:p>46.64</text:p>
          </table:table-cell>
          <table:table-cell office:value-type="float" office:value="-71.57">
            <text:p>-71.57</text:p>
          </table:table-cell>
          <table:table-cell office:value-type="float" office:value="10600.0">
            <text:p>10600.0</text:p>
          </table:table-cell>
          <table:table-cell office:value-type="float" office:value="50.0">
            <text:p>5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997">
            <text:p>GSC-4997</text:p>
          </table:table-cell>
          <table:table-cell office:value-type="float" office:value="46.58">
            <text:p>46.58</text:p>
          </table:table-cell>
          <table:table-cell office:value-type="float" office:value="-71.69">
            <text:p>-71.69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5529">
            <text:p>GSC-5529</text:p>
          </table:table-cell>
          <table:table-cell office:value-type="float" office:value="46.75">
            <text:p>46.75</text:p>
          </table:table-cell>
          <table:table-cell office:value-type="float" office:value="-71.96">
            <text:p>-71.96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15.0">
            <text:p>11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92575">
            <text:p>BETA-9257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020.0">
            <text:p>6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92576">
            <text:p>BETA-9257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00.0">
            <text:p>6300.0</text:p>
          </table:table-cell>
          <table:table-cell office:value-type="float" office:value="50.0">
            <text:p>50.0</text:p>
          </table:table-cell>
          <table:table-cell office:value-type="string" office:value="peat and wood">
            <text:p>peat and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6039">
            <text:p>GSC-6039</text:p>
          </table:table-cell>
          <table:table-cell office:value-type="float" office:value="46.82">
            <text:p>46.82</text:p>
          </table:table-cell>
          <table:table-cell office:value-type="float" office:value="-71.99">
            <text:p>-71.99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40.0">
            <text:p>14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2">
            <text:p>UL-16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40.0">
            <text:p>624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8">
            <text:p>UL-168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50.0">
            <text:p>625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99">
            <text:p>UL-1599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440.0">
            <text:p>64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9">
            <text:p>4.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335">
            <text:p>UL-1335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00.0">
            <text:p>5900.0</text:p>
          </table:table-cell>
          <table:table-cell office:value-type="float" office:value="121.0">
            <text:p>121.0</text:p>
          </table:table-cell>
          <table:table-cell office:value-type="string" office:value="tsuga canadensis">
            <text:p>tsuga canadens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4">
            <text:p>UL-1564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350.0">
            <text:p>135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700">
            <text:p>GSC-1700</text:p>
          </table:table-cell>
          <table:table-cell office:value-type="float" office:value="46.38">
            <text:p>46.38</text:p>
          </table:table-cell>
          <table:table-cell office:value-type="float" office:value="-72.94">
            <text:p>-72.94</text:p>
          </table:table-cell>
          <table:table-cell office:value-type="float" office:value="10600.0">
            <text:p>10600.0</text:p>
          </table:table-cell>
          <table:table-cell office:value-type="float" office:value="80.0">
            <text:p>80.0</text:p>
          </table:table-cell>
          <table:table-cell office:value-type="string" office:value="macoma sp.">
            <text:p>macoma sp.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28.0">
            <text:p>12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739">
            <text:p>GSC-1739</text:p>
          </table:table-cell>
          <table:table-cell office:value-type="float" office:value="46.64">
            <text:p>46.64</text:p>
          </table:table-cell>
          <table:table-cell office:value-type="float" office:value="-72.47">
            <text:p>-72.47</text:p>
          </table:table-cell>
          <table:table-cell office:value-type="float" office:value="10400.0">
            <text:p>1040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98.0">
            <text:p>9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2101">
            <text:p>GSC-2101</text:p>
          </table:table-cell>
          <table:table-cell office:value-type="float" office:value="46.55">
            <text:p>46.55</text:p>
          </table:table-cell>
          <table:table-cell office:value-type="float" office:value="-72.74">
            <text:p>-72.74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29.1">
            <text:p>129.1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2150">
            <text:p>GSC-2150</text:p>
          </table:table-cell>
          <table:table-cell office:value-type="float" office:value="46.7">
            <text:p>46.7</text:p>
          </table:table-cell>
          <table:table-cell office:value-type="float" office:value="-72.08">
            <text:p>-72.08</text:p>
          </table:table-cell>
          <table:table-cell office:value-type="float" office:value="10600.0">
            <text:p>1060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8.0">
            <text:p>7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">
            <text:p>UL-10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90.0">
            <text:p>619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451">
            <text:p>GSC-1451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hemerys psittacea">
            <text:p>hemerys psittace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5.9">
            <text:p>45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4">
            <text:p>UL-1044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TO-4452">
            <text:p>TO-4452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50.0">
            <text:p>5950.0</text:p>
          </table:table-cell>
          <table:table-cell office:value-type="float" office:value="86.0">
            <text:p>86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6">
            <text:p>UL-1046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20.0">
            <text:p>5920.0</text:p>
          </table:table-cell>
          <table:table-cell office:value-type="float" office:value="130.0">
            <text:p>1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5">
            <text:p>UL-10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020.0">
            <text:p>602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53">
            <text:p>UL-105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460.0">
            <text:p>546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23">
            <text:p>UL-112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760.0">
            <text:p>576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24">
            <text:p>UL-1124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90.0">
            <text:p>59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33">
            <text:p>UL-113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70.0">
            <text:p>59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52">
            <text:p>UL-5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20.0">
            <text:p>4720.0</text:p>
          </table:table-cell>
          <table:table-cell office:value-type="float" office:value="108.0">
            <text:p>108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1">
            <text:p>8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235">
            <text:p>GSC-1235</text:p>
          </table:table-cell>
          <table:table-cell office:value-type="float" office:value="46.9">
            <text:p>46.9</text:p>
          </table:table-cell>
          <table:table-cell office:value-type="float" office:value="-71.34">
            <text:p>-71.34</text:p>
          </table:table-cell>
          <table:table-cell office:value-type="float" office:value="12000.0">
            <text:p>1200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76.0">
            <text:p>176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42">
            <text:p>UL-144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7580.0">
            <text:p>7580.0</text:p>
          </table:table-cell>
          <table:table-cell office:value-type="float" office:value="90.0">
            <text:p>90.0</text:p>
          </table:table-cell>
          <table:table-cell office:value-type="string" office:value="log">
            <text:p>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43">
            <text:p>UL-144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7600.0">
            <text:p>7600.0</text:p>
          </table:table-cell>
          <table:table-cell office:value-type="float" office:value="80.0">
            <text:p>80.0</text:p>
          </table:table-cell>
          <table:table-cell office:value-type="string" office:value="log">
            <text:p>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74">
            <text:p>UL-147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50.0">
            <text:p>6350.0</text:p>
          </table:table-cell>
          <table:table-cell office:value-type="float" office:value="110.0">
            <text:p>11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2">
            <text:p>UL-1562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210.0">
            <text:p>121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3">
            <text:p>UL-1563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430.0">
            <text:p>143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7">
            <text:p>1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96">
            <text:p>UL-159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40.0">
            <text:p>62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53">
            <text:p>UL-5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430.0">
            <text:p>4430.0</text:p>
          </table:table-cell>
          <table:table-cell office:value-type="float" office:value="92.0">
            <text:p>92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7">
            <text:p>5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35">
            <text:p>UL-33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50.0">
            <text:p>485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508">
            <text:p>GSC-1508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10300.0">
            <text:p>10300.0</text:p>
          </table:table-cell>
          <table:table-cell office:value-type="float" office:value="75.0">
            <text:p>75.0</text:p>
          </table:table-cell>
          <table:table-cell office:value-type="string" office:value="m. edulis fragments">
            <text:p>m. edulis fragment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143">
            <text:p>UQ-114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5930.0">
            <text:p>593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177">
            <text:p>UQ-117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30.0">
            <text:p>613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2995">
            <text:p>BETA-12995</text:p>
          </table:table-cell>
          <table:table-cell office:value-type="float" office:value="47.49">
            <text:p>47.49</text:p>
          </table:table-cell>
          <table:table-cell office:value-type="float" office:value="-70.39">
            <text:p>-70.39</text:p>
          </table:table-cell>
          <table:table-cell office:value-type="float" office:value="11390.0">
            <text:p>11390.0</text:p>
          </table:table-cell>
          <table:table-cell office:value-type="float" office:value="94.0">
            <text:p>9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ovareGangloff1989,VacchiEtal2018">
            <text:p>GovareGangloff1989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287">
            <text:p>UQ-1287</text:p>
          </table:table-cell>
          <table:table-cell office:value-type="float" office:value="46.77">
            <text:p>46.77</text:p>
          </table:table-cell>
          <table:table-cell office:value-type="float" office:value="-71.28">
            <text:p>-71.28</text:p>
          </table:table-cell>
          <table:table-cell office:value-type="float" office:value="10290.0">
            <text:p>10290.0</text:p>
          </table:table-cell>
          <table:table-cell office:value-type="float" office:value="112.0">
            <text:p>11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64">
            <text:p>UQ-64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9745.0">
            <text:p>9745.0</text:p>
          </table:table-cell>
          <table:table-cell office:value-type="float" office:value="125.0">
            <text:p>12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5.9">
            <text:p>45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708">
            <text:p>UQ-708</text:p>
          </table:table-cell>
          <table:table-cell office:value-type="float" office:value="46.45">
            <text:p>46.45</text:p>
          </table:table-cell>
          <table:table-cell office:value-type="float" office:value="-72.89">
            <text:p>-72.89</text:p>
          </table:table-cell>
          <table:table-cell office:value-type="float" office:value="8510.0">
            <text:p>851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ionne1998,VacchiEtal2018">
            <text:p>Dionne199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753">
            <text:p>UQ-75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80.0">
            <text:p>4880.0</text:p>
          </table:table-cell>
          <table:table-cell office:value-type="float" office:value="180.0">
            <text:p>18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881">
            <text:p>UQ-881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910.0">
            <text:p>491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882">
            <text:p>UQ-88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10.0">
            <text:p>481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926">
            <text:p>UQ-92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5160.0">
            <text:p>516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15873">
            <text:p>BETA-115873</text:p>
          </table:table-cell>
          <table:table-cell office:value-type="float" office:value="46.69">
            <text:p>46.69</text:p>
          </table:table-cell>
          <table:table-cell office:value-type="float" office:value="-71.37">
            <text:p>-71.37</text:p>
          </table:table-cell>
          <table:table-cell office:value-type="float" office:value="10470.0">
            <text:p>10470.0</text:p>
          </table:table-cell>
          <table:table-cell office:value-type="float" office:value="80.0">
            <text:p>8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015">
            <text:p>UQ-101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480.0">
            <text:p>648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I-13212">
            <text:p>I-13212</text:p>
          </table:table-cell>
          <table:table-cell office:value-type="float" office:value="46.58">
            <text:p>46.58</text:p>
          </table:table-cell>
          <table:table-cell office:value-type="float" office:value="-71.5">
            <text:p>-71.5</text:p>
          </table:table-cell>
          <table:table-cell office:value-type="float" office:value="10140.0">
            <text:p>101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0">
            <text:p>13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Filion1987,VacchiEtal2018">
            <text:p>Filion198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6">
            <text:p>QU-96</text:p>
          </table:table-cell>
          <table:table-cell office:value-type="float" office:value="46.8">
            <text:p>46.8</text:p>
          </table:table-cell>
          <table:table-cell office:value-type="float" office:value="-71.29">
            <text:p>-71.29</text:p>
          </table:table-cell>
          <table:table-cell office:value-type="float" office:value="5140.0">
            <text:p>5140.0</text:p>
          </table:table-cell>
          <table:table-cell office:value-type="float" office:value="216.0">
            <text:p>21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amsonEtal1977,VacchiEtal2018">
            <text:p>SamsonEtal197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43298">
            <text:p>BETA-143298</text:p>
          </table:table-cell>
          <table:table-cell office:value-type="float" office:value="46.69">
            <text:p>46.69</text:p>
          </table:table-cell>
          <table:table-cell office:value-type="float" office:value="-71.37">
            <text:p>-71.37</text:p>
          </table:table-cell>
          <table:table-cell office:value-type="float" office:value="10220.0">
            <text:p>1022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I-13199">
            <text:p>I-13199</text:p>
          </table:table-cell>
          <table:table-cell office:value-type="float" office:value="46.58">
            <text:p>46.58</text:p>
          </table:table-cell>
          <table:table-cell office:value-type="float" office:value="-71.5">
            <text:p>-71.5</text:p>
          </table:table-cell>
          <table:table-cell office:value-type="float" office:value="9810.0">
            <text:p>981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0">
            <text:p>13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Filion1987,VacchiEtal2018">
            <text:p>Filion198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52">
            <text:p>QU-952</text:p>
          </table:table-cell>
          <table:table-cell office:value-type="float" office:value="47.42">
            <text:p>47.42</text:p>
          </table:table-cell>
          <table:table-cell office:value-type="float" office:value="-70.33">
            <text:p>-70.33</text:p>
          </table:table-cell>
          <table:table-cell office:value-type="float" office:value="550.0">
            <text:p>55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rodeurAllard1985,VacchiEtal2018">
            <text:p>BrodeurAllard198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447">
            <text:p>QU-447</text:p>
          </table:table-cell>
          <table:table-cell office:value-type="float" office:value="46.75">
            <text:p>46.75</text:p>
          </table:table-cell>
          <table:table-cell office:value-type="float" office:value="-71.7">
            <text:p>-71.7</text:p>
          </table:table-cell>
          <table:table-cell office:value-type="float" office:value="10780.0">
            <text:p>10780.0</text:p>
          </table:table-cell>
          <table:table-cell office:value-type="float" office:value="139.0">
            <text:p>139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5">
            <text:p>QU-95</text:p>
          </table:table-cell>
          <table:table-cell office:value-type="float" office:value="46.8">
            <text:p>46.8</text:p>
          </table:table-cell>
          <table:table-cell office:value-type="float" office:value="-71.29">
            <text:p>-71.29</text:p>
          </table:table-cell>
          <table:table-cell office:value-type="float" office:value="5110.0">
            <text:p>5110.0</text:p>
          </table:table-cell>
          <table:table-cell office:value-type="float" office:value="216.0">
            <text:p>21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amsonEtal1977,VacchiEtal2018">
            <text:p>SamsonEtal197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20">
            <text:p>QU-920</text:p>
          </table:table-cell>
          <table:table-cell office:value-type="float" office:value="47.37">
            <text:p>47.37</text:p>
          </table:table-cell>
          <table:table-cell office:value-type="float" office:value="-70.41">
            <text:p>-70.41</text:p>
          </table:table-cell>
          <table:table-cell office:value-type="float" office:value="8750.0">
            <text:p>8750.0</text:p>
          </table:table-cell>
          <table:table-cell office:value-type="float" office:value="121.0">
            <text:p>121.0</text:p>
          </table:table-cell>
          <table:table-cell office:value-type="string" office:value="balanus">
            <text:p>balanu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odeurAllard1985,VacchiEtal2018">
            <text:p>BrodeurAllard198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19">
            <text:p>QU-919</text:p>
          </table:table-cell>
          <table:table-cell office:value-type="float" office:value="47.4">
            <text:p>47.4</text:p>
          </table:table-cell>
          <table:table-cell office:value-type="float" office:value="-70.41">
            <text:p>-70.41</text:p>
          </table:table-cell>
          <table:table-cell office:value-type="float" office:value="9860.0">
            <text:p>9860.0</text:p>
          </table:table-cell>
          <table:table-cell office:value-type="float" office:value="187.0">
            <text:p>18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82.9">
            <text:p>82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BrodeurAllard1985,VacchiEtal2018">
            <text:p>BrodeurAllard198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